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fo:font-size="12pt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  <style:style style:name="T6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1" table:default-cell-style-name="ce12"/>
        <table:table-column table:style-name="co3" table:number-columns-repeated="2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 table:number-columns-repeated="2"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<text:s/>New "Stats Page", layout for info pages. <text:s/>Matt will start making art tweaks that can be done without code.</text:p>
          </table:table-cell>
          <table:table-cell table:style-name="ce6" office:value-type="string">
            <text:p>Have a turn count below score.</text:p>
          </table:table-cell>
          <table:table-cell table:style-name="ce6" office:value-type="string">
            <text:p>Stat Page layout concepts.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5" office:value-type="string">
            <text:p>Have a setting to watch tutorial agai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/>
          <table:table-cell table:style-name="ce10" office:value-type="string">
            <text:p>Visual novel for directions.</text:p>
          </table:table-cell>
          <table:table-cell table:style-name="ce10" office:value-type="string">
            <text:p>Randomized time of day scenes for each level and a settings menu option to choose a specific time of day to always see.</text:p>
          </table:table-cell>
          <table:table-cell table:style-name="ce6" office:value-type="string">
            <text:p>Screenshot comparison concept to review all backgrounds and times of day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5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"/>
          <table:table-cell table:style-name="ce10" office:value-type="string">
            <text:p><text:span text:style-name="T6">New conservation status options for each antelope card def: Extinct, Extinct in the Wild, Data Deficient, Not Evaluated</text:span></text:p>
            <text:p><text:span text:style-name="T6"/></text:p>
          </table:table-cell>
          <table:table-cell table:style-name="ce10" office:value-type="string">
            <text:p>Info button now shows up with region selected.</text:p>
          </table:table-cell>
          <table:table-cell table:style-name="ce10" office:value-type="string">
            <text:p><text:s/>New "Stats Page", layout for info pages. <text:s/>Full implementation requires Jeff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5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5"/>
          <table:table-cell table:style-name="ce11" office:value-type="string">
            <text:p>Add Scimitar Oryx and Gemsbok to info page.</text:p>
          </table:table-cell>
          <table:table-cell table:style-name="ce10" office:value-type="string">
            <text:p>New values are now needed for each antelope: Kingdom, Phylum, Class, Order, Family, Genus, Species</text:p>
          </table:table-cell>
          <table:table-cell table:style-name="ce10" office:value-type="string">
            <text:p>Replace Info Icon with binoculars icon.</text:p>
          </table:table-cell>
          <table:table-cell table:style-name="ce10" office:value-type="string">
            <text:p>Extra grass texture for different times of day.</text:p>
          </table:table-cell>
          <table:table-cell table:style-name="ce10" office:value-type="string">
            <text:p>Include an area for users to type in their email.</text:p>
          </table:table-cell>
          <table:table-cell table:style-name="ce15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6"/>
          <table:table-cell table:style-name="ce10" office:value-type="string">
            <text:p>Start screen window popup for continue or restart. <text:s/>Menu manager new menu type.</text:p>
          </table:table-cell>
          <table:table-cell table:style-name="ce10" office:value-type="string">
            <text:p>Slide effect for antelope cards across info page.</text:p>
          </table:table-cell>
          <table:table-cell table:style-name="ce10" office:value-type="string">
            <text:p>Add all antelope species details to each antelope card def based on animals.xls file from Karen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15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0" office:value-type="string">
            <text:p><text:s/>Baby level not required for each region. First level is baby difficulty in Eastern Africa(Morning).</text:p>
          </table:table-cell>
          <table:table-cell table:style-name="ce10" office:value-type="string">
            <text:p>Medal Icon concepts.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15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0" office:value-type="string">
            <text:p>Level region unlocking one at a time. <text:s/>Locked regions are grey. <text:s/>For locked textures, there are textures in \Assets\Resources\UI\Menu\ with this naming convention:"_Locked.tga"</text:p>
          </table:table-cell>
          <table:table-cell table:style-name="ce4" office:value-type="string">
            <text:p>Special effect for player getting 3 or more matches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15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Mute hyena by default</text:p>
          </table:table-cell>
          <table:table-cell table:style-name="ce10" office:value-type="string">
            <text:p>Make it so completed regions and levels are not selectable. For completed regions, swap in a new map texture, "T_Africa_MapRegions_Complete.tga" in the map folder.</text:p>
          </table:table-cell>
          <table:table-cell table:style-name="ce4" office:value-type="string">
            <text:p>Polish directions layout.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5" office:value-type="string">
            <text:p>Have Masaai jump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0" office:value-type="string">
            <text:p>After completing region, mate match enabled("level 5").</text:p>
          </table:table-cell>
          <table:table-cell table:style-name="ce4" office:value-type="string">
            <text:p>Optimize assets more.</text:p>
          </table:table-cell>
          <table:table-cell table:style-name="ce7" office:value-type="string">
            <text:p>David Fungus Tutorial recording in multiple files, one for each chat bubble sequence. </text:p>
          </table:table-cell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5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Tutorial Fungus Masaai guy talking.</text:p>
          </table:table-cell>
          <table:table-cell table:style-name="ce10" office:value-type="string">
            <text:p>Setting for sound in a new sub menu. <text:s/>Directions is listed first, then sound, then credits. </text:p>
          </table:table-cell>
          <table:table-cell table:style-name="ce7" office:value-type="string">
            <text:p>Create a hyena for info page. <text:s/>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10" office:value-type="string">
            <text:p>Have a button below the score(During match). <text:s/>This button keeps track of the most recently matched antelopes. <text:s/>If clicked, brings player to corisponding info page.</text:p>
          </table:table-cell>
          <table:table-cell table:style-name="ce7" office:value-type="string">
            <text:p>Create a lion for info page. <text:s/>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0" office:value-type="string">
            <text:p>Reimplement lion strike card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4" office:value-type="string">
            <text:p>Have an icon next to each level button(no art yet), that will be invisible until level is beaten, then it will become a gold medal icon or sector circle from Tanza cards. 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15" office:value-type="string">
            <text:p>Bug where antelope runs from back of card, difficult to reproduce...(While lioness is out in either medium or hard)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4" office:value-type="string">
            <text:p>Artist request for an option to choose folder where screenshots are saved to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15" office:value-type="string">
            <text:p>Fix brightness of return icon at night. <text:s/>Tried doing it in Unity, but tint affects all times of day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4" office:value-type="string">
            <text:p>Set hyena gets hit by fruit only if player wins and the hyena stays down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5" office:value-type="string">
            <text:p>Sometimes the info page stops speaking the names of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Set the default volume to be based on testers feedback. 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5" office:value-type="string">
            <text:p>New antelope texture for Okapi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4" office:value-type="string">
            <text:p>Set up Github for a home and school version of Antelope Up.</text:p>
          </table:table-cell>
          <table:table-cell table:style-name="Default" table:number-columns-repeated="3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4" office:value-type="string">
            <text:p>Have a setting to turn on color blind mode.</text:p>
          </table:table-cell>
          <table:table-cell table:style-name="Default" table:number-columns-repeated="3"/>
          <table:table-cell table:style-name="ce5" office:value-type="string">
            <text:p>Add antelope tail swing sideways animation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 <text:s/>Able to set the difficulty.</text:p>
          </table:table-cell>
          <table:table-cell table:style-name="Default" table:number-columns-repeated="3"/>
          <table:table-cell table:style-name="ce15" office:value-type="string">
            <text:p>Text "Click a region to begin" for pc build and <text:s/>"Tap a region to begin" for mobil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Match mode for the female and males.</text:p>
          </table:table-cell>
          <table:table-cell table:style-name="Default" table:number-columns-repeated="3"/>
          <table:table-cell table:style-name="ce15" office:value-type="string">
            <text:p>Reading Comprehension test for the end of a round some text comes up that student has to read and answer the question.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ce15" office:value-type="string">
            <text:p>MineSweeper Slash card and animation for lion card.</text:p>
          </table:table-cell>
          <table:table-cell table:number-columns-repeated="1017"/>
        </table:table-row>
        <table:table-row table:style-name="ro2" table:number-rows-repeated="29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2">06/02/2019</text:date>, <text:time>17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H46M3S</meta:editing-duration>
    <meta:editing-cycles>215</meta:editing-cycles>
    <meta:generator>OpenOffice/4.1.6$Win32 OpenOffice.org_project/416m1$Build-9790</meta:generator>
    <dc:date>2019-06-02T17:38:42.04</dc:date>
    <meta:document-statistic meta:table-count="3" meta:cell-count="95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